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F000003C7AC313DF1.png"/>
  <manifest:file-entry manifest:media-type="image/png" manifest:full-path="Pictures/10000201000002B1000003BB4B3E5E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62cm" draw:z-index="0"><draw:image xlink:href="Pictures/10000201000002B1000003BB4B3E5E0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62cm" draw:z-index="1"><draw:image xlink:href="Pictures/10000201000002CF000003C7AC313DF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4</meta:editing-cycles>
    <meta:generator>OpenOffice/4.1.3$Win32 OpenOffice.org_project/413m1$Build-9783</meta:generator>
    <dc:date>2018-01-20T16:27:15.94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